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7bd" officeooo:paragraph-rsid="000e57bd"/>
    </style:style>
    <style:style style:name="P2" style:family="paragraph" style:parent-style-name="Standard">
      <style:text-properties officeooo:rsid="000e57bd" officeooo:paragraph-rsid="000e57bd"/>
    </style:style>
    <style:style style:name="P3" style:family="paragraph" style:parent-style-name="Standard">
      <style:text-properties officeooo:rsid="000ffa7a" officeooo:paragraph-rsid="000ffa7a"/>
    </style:style>
    <style:style style:name="T1" style:family="text">
      <style:text-properties officeooo:rsid="000ff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 </text:p>
      <text:p text:style-name="P1">import numpy as np </text:p>
      <text:p text:style-name="P1">import matplotlib.pyplot as plt</text:p>
      <text:p text:style-name="P1">import seaborn as sns</text:p>
      <text:p text:style-name="P1">from sklearn.utils import shuffle</text:p>
      <text:p text:style-name="P1">from sklearn.preprocessing import StandardScaler</text:p>
      <text:p text:style-name="P1">from sklearn.model_selection import train_test_split</text:p>
      <text:p text:style-name="P1">from sklearn.ensemble import RandomForestClassifier</text:p>
      <text:p text:style-name="P1"/>
      <text:p text:style-name="P1">from sklearn.svm import SVC</text:p>
      <text:p text:style-name="P1">from subprocess import check_output</text:p>
      <text:p text:style-name="P1">print(check_output(["ls", "../input"]).decode("utf8"))</text:p>
      <text:p text:style-name="P1">transactions = pd.read_csv('../input/creditcard.csv') </text:p>
      <text:p text:style-name="P1">sample = transactions[transactions['Class']==0]</text:p>
      <text:p text:style-name="P1">normcorr= <text:s/>sample.corr()</text:p>
      <text:p text:style-name="P1">sns.heatmap(normcorr, cbar = True, <text:s/>square = True, annot=False, fmt= '.2f',annot_kws={'size': 15},</text:p>
      <text:p text:style-name="P1"><text:s text:c="11"/>cmap= 'coolwarm')</text:p>
      <text:p text:style-name="P1">plt.show()</text:p>
      <text:p text:style-name="P1">fraud = transactions[transactions['Class']==1]</text:p>
      <text:p text:style-name="P1"/>
      <text:p text:style-name="P1">fraudcorr = fraud.corr()</text:p>
      <text:p text:style-name="P3">fraudcorr.head()</text:p>
      <text:p text:style-name="P1">sns.heatmap(fraudcorr, cbar = True, <text:s/>square = True, annot=False, fmt= '.2f',annot_kws={'size': 15},</text:p>
      <text:p text:style-name="P1"><text:s text:c="11"/>cmap= 'coolwarm')</text:p>
      <text:p text:style-name="P1">plt.show()</text:p>
      <text:p text:style-name="P1">print('V9 - V10')</text:p>
      <text:p text:style-name="P1">plt.scatter(fraud['V9'], fraud['V10'],s=1, color='r')</text:p>
      <text:p text:style-name="P1">plt.scatter(sample['V9'], sample['V10'], s=1, color='g')</text:p>
      <text:p text:style-name="P1">plt.show()</text:p>
      <text:p text:style-name="P1">plt.clf()</text:p>
      <text:p text:style-name="P1">print('V16-V17')</text:p>
      <text:p text:style-name="P1">plt.scatter(sample['V16'], sample['V17'], s=1, color = 'g')</text:p>
      <text:p text:style-name="P1">plt.scatter(fraud['V16'], fraud['V17'], s=1, color = 'r')</text:p>
      <text:p text:style-name="P1">plt.show()</text:p>
      <text:p text:style-name="P1">plt.clf()</text:p>
      <text:p text:style-name="P1">print('V17 - V18')</text:p>
      <text:p text:style-name="P1">plt.scatter(sample['V18'], sample['V17'], s=1, color = 'g')</text:p>
      <text:p text:style-name="P1">plt.scatter(fraud['V18'], fraud['V17'], s=1, color = 'r')</text:p>
      <text:p text:style-name="P1">plt.show()</text:p>
      <text:p text:style-name="P1">plt.clf()</text:p>
      <text:p text:style-name="P1">print('V1 - V3')</text:p>
      <text:p text:style-name="P1">plt.scatter(sample['V1'], sample['V3'], s=1, color = 'g')</text:p>
      <text:p text:style-name="P1">plt.scatter(fraud['V1'], fraud['V3'], s=1, color = 'r')</text:p>
      <text:p text:style-name="P1">plt.show()</text:p>
      <text:p text:style-name="P1">plt.clf()</text:p>
      <text:p text:style-name="P1">print('V1 - V3')</text:p>
      <text:p text:style-name="P1">plt.scatter(sample['V1'], sample['V3'], s=1, color = 'g')</text:p>
      <text:p text:style-name="P1">plt.scatter(fraud['V1'], fraud['V3'], s=1, color = 'r')</text:p>
      <text:p text:style-name="P1">plt.show()</text:p>
      <text:p text:style-name="P1">plt.clf()</text:p>
      <text:p text:style-name="P1"/>
      <text:p text:style-name="P1">print('V1 - V2')</text:p>
      <text:p text:style-name="P1"><text:soft-page-break/>plt.scatter(sample['V1'], sample['V2'], s=1, color = 'g')</text:p>
      <text:p text:style-name="P1">plt.scatter(fraud['V1'], fraud['V2'], s=1, color = 'r')</text:p>
      <text:p text:style-name="P1">plt.show()</text:p>
      <text:p text:style-name="P1">plt.clf()</text:p>
      <text:p text:style-name="P1">transactions = transactions[['Class', 'V9', 'V10', 'V16', 'V17', 'V18','Amount']]</text:p>
      <text:p text:style-name="P1"><text:span text:style-name="T1">transactions</text:span>.options.mode.chained_assignment = None</text:p>
      <text:p text:style-name="P1"/>
      <text:p text:style-name="P1"/>
      <text:p text:style-name="P1">sample = transactions[transactions['Class']==0]</text:p>
      <text:p text:style-name="P1">fraud = transactions[transactions['Class'] == 1]</text:p>
      <text:p text:style-name="P1"/>
      <text:p text:style-name="P1"># need a very small but random sample of the legitimate data since it is massively over represented.</text:p>
      <text:p text:style-name="P1">ignore_me, sample = train_test_split(sample, test_size = 0.01)</text:p>
      <text:p text:style-name="P1"><text:span text:style-name="T1">sample</text:span>.options.mode.chained_assignment = None</text:p>
      <text:p text:style-name="P1"/>
      <text:p text:style-name="P1">sample = pd.concat([sample, fraud])</text:p>
      <text:p text:style-name="P1"/>
      <text:p text:style-name="P1"># Break into train and test units.</text:p>
      <text:p text:style-name="P1">train, test = train_test_split(sample, test_size = 0.3)</text:p>
      <text:p text:style-name="P1"/>
      <text:p text:style-name="P1">trainy = train['Class']</text:p>
      <text:p text:style-name="P1">testy = test['Class']</text:p>
      <text:p text:style-name="P1">train.drop('Class', 1, inplace = True)</text:p>
      <text:p text:style-name="P1">test.drop('Class', 1, inplace = True)</text:p>
      <text:p text:style-name="P1">scaler = StandardScaler()</text:p>
      <text:p text:style-name="P1">scaler.fit(train)</text:p>
      <text:p text:style-name="P1">train = scaler.transform(train)</text:p>
      <text:p text:style-name="P1">test = scaler.transform(test)</text:p>
      <text:p text:style-name="P1">clf = SVC()</text:p>
      <text:p text:style-name="P1">clf.fit(train, trainy)</text:p>
      <text:p text:style-name="P1">outcome = list(clf.predict(test))</text:p>
      <text:p text:style-name="P1">testy = list(testy)</text:p>
      <text:p text:style-name="P1">count = 0</text:p>
      <text:p text:style-name="P1">falsepos = 0</text:p>
      <text:p text:style-name="P1">truepos = 0</text:p>
      <text:p text:style-name="P1">falseneg = 0</text:p>
      <text:p text:style-name="P1">trueneg = 0</text:p>
      <text:p text:style-name="P1"/>
      <text:p text:style-name="P1"/>
      <text:p text:style-name="P1">for i in range (1,len(testy)):</text:p>
      <text:p text:style-name="P1"><text:s text:c="4"/>if (outcome[i]==1):</text:p>
      <text:p text:style-name="P1"><text:s text:c="8"/>if (testy[i] == 1):</text:p>
      <text:p text:style-name="P1"><text:s text:c="12"/>truepos = truepos + 1</text:p>
      <text:p text:style-name="P1"><text:s text:c="8"/>else:</text:p>
      <text:p text:style-name="P1"><text:s text:c="12"/>falsepos = falsepos + 1</text:p>
      <text:p text:style-name="P1"><text:s/>else:</text:p>
      <text:p text:style-name="P1"><text:s text:c="8"/>if (testy[i] == 0):</text:p>
      <text:p text:style-name="P1"><text:s text:c="12"/>trueneg = trueneg + 1</text:p>
      <text:p text:style-name="P1"><text:s text:c="8"/>else:</text:p>
      <text:p text:style-name="P1"><text:s text:c="12"/>falseneg = falseneg <text:s/>+1</text:p>
      <text:p text:style-name="P1"><text:s text:c="4"/>count = count + 1</text:p>
      <text:p text:style-name="P1">precision = truepos / (truepos + falsepos)</text:p>
      <text:p text:style-name="P1"><text:soft-page-break/>recall = truepos / (truepos + falseneg)</text:p>
      <text:p text:style-name="P1">F1 = 2*((precision * recall ) / (precision + recall))</text:p>
      <text:p text:style-name="P1"/>
      <text:p text:style-name="P1">print("Precision = " + str(precision))</text:p>
      <text:p text:style-name="P1">print("Recall = " + str(recall))</text:p>
      <text:p text:style-name="P1">print("F1 = " + str(F1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4:47:06.020883776</meta:creation-date>
    <dc:date>2018-08-16T15:30:09.902299358</dc:date>
    <meta:editing-duration>PT2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378" meta:character-count="3208" meta:non-whitespace-character-count="2810"/>
  </office:meta>
</office:document-meta>
</file>